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0E0000000EF1115B488B73EA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4.54mm"/>
    </style:style>
    <style:style style:name="co4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Measure Types'.$A$1:.$A$26])" table:allow-empty-cell="false" table:display-list="unsorted" table:base-cell-address="Measures.A5">
          <table:error-message table:message-type="stop" table:display="true"/>
        </table:content-validation>
      </table:content-validations>
      <table:table table:name="Measur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Country: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Offical gov. Link for Corona: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ources</text:p>
          </table:table-cell>
        </table:table-row>
        <table:table-row table:style-name="ro1" table:number-rows-repeated="32">
          <table:table-cell table:content-validation-name="val1"/>
          <table:table-cell table:number-columns-repeated="4"/>
        </table:table-row>
        <table:table-row table:style-name="ro1">
          <table:table-cell table:content-validation-name="val1"/>
          <table:table-cell table:number-columns-repeated="4"/>
        </table:table-row>
      </table:table>
      <table:table table:name="Measure Types" table:style-name="ta1">
        <table:shapes>
          <draw:frame draw:z-index="0" draw:name="https://www.coronameasures.ch/static/admin/img/icon-yes.d2f9f035226a.svg" draw:style-name="gr1" draw:text-style-name="P1" svg:width="3.69mm" svg:height="3.69mm" svg:x="45.15mm" svg:y="0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" draw:name="https://www.coronameasures.ch/static/admin/img/icon-yes.d2f9f035226a.svg" draw:style-name="gr1" draw:text-style-name="P1" svg:width="3.69mm" svg:height="3.69mm" svg:x="67.73mm" svg:y="4.5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" draw:name="https://www.coronameasures.ch/static/admin/img/icon-yes.d2f9f035226a.svg" draw:style-name="gr1" draw:text-style-name="P1" svg:width="3.69mm" svg:height="3.69mm" svg:x="67.73mm" svg:y="9.0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3" draw:name="https://www.coronameasures.ch/static/admin/img/icon-yes.d2f9f035226a.svg" draw:style-name="gr1" draw:text-style-name="P1" svg:width="3.69mm" svg:height="3.69mm" svg:x="67.73mm" svg:y="13.5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4" draw:name="https://www.coronameasures.ch/static/admin/img/icon-yes.d2f9f035226a.svg" draw:style-name="gr1" draw:text-style-name="P1" svg:width="3.69mm" svg:height="3.69mm" svg:x="67.73mm" svg:y="18.0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5" draw:name="https://www.coronameasures.ch/static/admin/img/icon-yes.d2f9f035226a.svg" draw:style-name="gr1" draw:text-style-name="P1" svg:width="3.69mm" svg:height="3.69mm" svg:x="67.73mm" svg:y="22.5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6" draw:name="https://www.coronameasures.ch/static/admin/img/icon-yes.d2f9f035226a.svg" draw:style-name="gr1" draw:text-style-name="P1" svg:width="3.69mm" svg:height="3.69mm" svg:x="67.73mm" svg:y="27.0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7" draw:name="https://www.coronameasures.ch/static/admin/img/icon-yes.d2f9f035226a.svg" draw:style-name="gr1" draw:text-style-name="P1" svg:width="3.69mm" svg:height="3.69mm" svg:x="67.73mm" svg:y="31.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8" draw:name="https://www.coronameasures.ch/static/admin/img/icon-yes.d2f9f035226a.svg" draw:style-name="gr1" draw:text-style-name="P1" svg:width="3.69mm" svg:height="3.69mm" svg:x="67.73mm" svg:y="36.1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9" draw:name="https://www.coronameasures.ch/static/admin/img/icon-yes.d2f9f035226a.svg" draw:style-name="gr1" draw:text-style-name="P1" svg:width="3.69mm" svg:height="3.69mm" svg:x="67.73mm" svg:y="40.6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0" draw:name="https://www.coronameasures.ch/static/admin/img/icon-yes.d2f9f035226a.svg" draw:style-name="gr1" draw:text-style-name="P1" svg:width="3.69mm" svg:height="3.69mm" svg:x="67.73mm" svg:y="45.1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1" draw:name="https://www.coronameasures.ch/static/admin/img/icon-yes.d2f9f035226a.svg" draw:style-name="gr1" draw:text-style-name="P1" svg:width="3.69mm" svg:height="3.69mm" svg:x="67.73mm" svg:y="49.6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2" draw:name="https://www.coronameasures.ch/static/admin/img/icon-yes.d2f9f035226a.svg" draw:style-name="gr1" draw:text-style-name="P1" svg:width="3.69mm" svg:height="3.69mm" svg:x="67.73mm" svg:y="54.1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3" draw:name="https://www.coronameasures.ch/static/admin/img/icon-yes.d2f9f035226a.svg" draw:style-name="gr1" draw:text-style-name="P1" svg:width="3.69mm" svg:height="3.69mm" svg:x="67.73mm" svg:y="58.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4" draw:name="https://www.coronameasures.ch/static/admin/img/icon-yes.d2f9f035226a.svg" draw:style-name="gr1" draw:text-style-name="P1" svg:width="3.69mm" svg:height="3.69mm" svg:x="67.73mm" svg:y="63.2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5" draw:name="https://www.coronameasures.ch/static/admin/img/icon-yes.d2f9f035226a.svg" draw:style-name="gr1" draw:text-style-name="P1" svg:width="3.69mm" svg:height="3.69mm" svg:x="67.73mm" svg:y="67.73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6" draw:name="https://www.coronameasures.ch/static/admin/img/icon-yes.d2f9f035226a.svg" draw:style-name="gr1" draw:text-style-name="P1" svg:width="3.69mm" svg:height="3.69mm" svg:x="67.73mm" svg:y="72.2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7" draw:name="https://www.coronameasures.ch/static/admin/img/icon-yes.d2f9f035226a.svg" draw:style-name="gr1" draw:text-style-name="P1" svg:width="3.69mm" svg:height="3.69mm" svg:x="67.73mm" svg:y="76.76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8" draw:name="https://www.coronameasures.ch/static/admin/img/icon-yes.d2f9f035226a.svg" draw:style-name="gr1" draw:text-style-name="P1" svg:width="3.69mm" svg:height="3.69mm" svg:x="67.73mm" svg:y="81.28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19" draw:name="https://www.coronameasures.ch/static/admin/img/icon-yes.d2f9f035226a.svg" draw:style-name="gr1" draw:text-style-name="P1" svg:width="3.69mm" svg:height="3.69mm" svg:x="67.73mm" svg:y="85.79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0" draw:name="https://www.coronameasures.ch/static/admin/img/icon-yes.d2f9f035226a.svg" draw:style-name="gr1" draw:text-style-name="P1" svg:width="3.69mm" svg:height="3.69mm" svg:x="67.73mm" svg:y="90.31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1" draw:name="https://www.coronameasures.ch/static/admin/img/icon-yes.d2f9f035226a.svg" draw:style-name="gr1" draw:text-style-name="P1" svg:width="3.69mm" svg:height="3.69mm" svg:x="67.73mm" svg:y="94.82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2" draw:name="https://www.coronameasures.ch/static/admin/img/icon-yes.d2f9f035226a.svg" draw:style-name="gr1" draw:text-style-name="P1" svg:width="3.69mm" svg:height="3.69mm" svg:x="67.73mm" svg:y="99.34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3" draw:name="https://www.coronameasures.ch/static/admin/img/icon-yes.d2f9f035226a.svg" draw:style-name="gr1" draw:text-style-name="P1" svg:width="3.69mm" svg:height="3.69mm" svg:x="67.73mm" svg:y="103.85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  <draw:frame draw:z-index="24" draw:name="https://www.coronameasures.ch/static/admin/img/icon-yes.d2f9f035226a.svg" draw:style-name="gr1" draw:text-style-name="P1" svg:width="3.69mm" svg:height="3.69mm" svg:x="67.73mm" svg:y="108.37mm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F1115B488B73EAC6.png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4"/>
        <table:table-row table:style-name="ro2">
          <table:table-cell office:value-type="string" calcext:value-type="string">
            <text:p>Primary schools closed</text:p>
          </table:table-cell>
          <table:table-cell office:value-type="string" calcext:value-type="string">
            <text:p>&lt;p&gt;1st to 9th grade&lt;/p&gt;</text:p>
          </table:table-cell>
        </table:table-row>
        <table:table-row table:style-name="ro2">
          <table:table-cell office:value-type="string" calcext:value-type="string">
            <text:p>Primary schools open with restrictions</text:p>
          </table:table-cell>
          <table:table-cell office:value-type="string" calcext:value-type="string">
            <text:p>&lt;p&gt;1st to 9th grade.&lt;/p&gt;</text:p>
          </table:table-cell>
        </table:table-row>
        <table:table-row table:style-name="ro2">
          <table:table-cell office:value-type="string" calcext:value-type="string">
            <text:p>Secondary/Vocational/High schools closed</text:p>
          </table:table-cell>
          <table:table-cell office:value-type="string" calcext:value-type="string">
            <text:p>&lt;p&gt;&lt;br /&gt; &amp;nbsp;&lt;/p&gt;</text:p>
          </table:table-cell>
        </table:table-row>
        <table:table-row table:style-name="ro1">
          <table:table-cell office:value-type="string" calcext:value-type="string">
            <text:p>Secondary/Vocational school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 (specific areas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atherings large groups banned</text:p>
          </table:table-cell>
          <table:table-cell office:value-type="string" calcext:value-type="string">
            <text:p>&lt;p&gt;&amp;gt;500&lt;/p&gt;</text:p>
          </table:table-cell>
        </table:table-row>
        <table:table-row table:style-name="ro3">
          <table:table-cell office:value-type="string" calcext:value-type="string">
            <text:p>Gatherings medium groups banned</text:p>
          </table:table-cell>
          <table:table-cell office:value-type="string" calcext:value-type="string">
            <text:p>&lt;p&gt;&amp;lt;500 and &amp;gt;10&lt;/p&gt;</text:p>
          </table:table-cell>
        </table:table-row>
        <table:table-row table:style-name="ro2">
          <table:table-cell office:value-type="string" calcext:value-type="string">
            <text:p>Gatherings small groups banned</text:p>
          </table:table-cell>
          <table:table-cell office:value-type="string" calcext:value-type="string">
            <text:p>&lt;p&gt;&amp;lt;10&lt;/p&gt;</text:p>
          </table:table-cell>
        </table:table-row>
        <table:table-row table:style-name="ro4">
          <table:table-cell office:value-type="string" calcext:value-type="string">
            <text:p>Lock In</text:p>
          </table:table-cell>
          <table:table-cell office:value-type="string" calcext:value-type="string">
            <text:p>&lt;p&gt;Everybody has to stay home except buying food, medical reasons, work&lt;/p&gt;</text:p>
          </table:table-cell>
        </table:table-row>
        <table:table-row table:style-name="ro5">
          <table:table-cell office:value-type="string" calcext:value-type="string">
            <text:p>Lock in, Approval needed</text:p>
          </table:table-cell>
          <table:table-cell office:value-type="string" calcext:value-type="string">
            <text:p>&lt;p&gt;Everybody has to stay home except buying food, medical reasons, work.&lt;br /&gt; Paper/Digital pass needed when leaving the house.&lt;/p&gt;</text:p>
          </table:table-cell>
        </table:table-row>
        <table:table-row table:style-name="ro1">
          <table:table-cell office:value-type="string" calcext:value-type="string">
            <text:p>Non-essential shop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n-essential shop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estaurants close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Restaurants open with restrictions</text:p>
          </table:table-cell>
          <table:table-cell office:value-type="string" calcext:value-type="string">
            <text:p>&lt;p&gt;Example restrictions:&lt;br /&gt; maximum number of people, restricted areas, special hygiene concepts&lt;/p&gt;</text:p>
          </table:table-cell>
        </table:table-row>
        <table:table-row table:style-name="ro1">
          <table:table-cell office:value-type="string" calcext:value-type="string">
            <text:p>Semi-essential shops/servic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mi-essential shops/servic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rder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osed border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/Pubs open with restricit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s/Pub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closed/bann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useums/Libraries closed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0:35:52.864942737</meta:creation-date>
    <dc:date>2020-05-01T10:44:21.628181090</dc:date>
    <meta:editing-duration>PT8M29S</meta:editing-duration>
    <meta:editing-cycles>2</meta:editing-cycles>
    <meta:generator>LibreOffice/6.0.7.3$Linux_X86_64 LibreOffice_project/00m0$Build-3</meta:generator>
    <meta:document-statistic meta:table-count="2" meta:cell-count="58" meta:object-count="25"/>
  </office:meta>
</office:document-meta>
</file>